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list-style-name="L2">
      <style:paragraph-properties fo:line-height="100%" fo:text-align="start" style:justify-single-word="false">
        <style:tab-stops>
          <style:tab-stop style:position="0.5in"/>
        </style:tab-stops>
      </style:paragraph-properties>
    </style:style>
    <style:style style:name="P20"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4" style:family="paragraph">
      <style:text-properties fo:font-size="10pt" style:font-size-asian="10pt" style:font-size-complex="10pt"/>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6" style:family="paragraph">
      <style:paragraph-properties fo:margin-left="0in" fo:margin-right="0in" fo:margin-top="0in" fo:margin-bottom="0in" fo:line-height="100%" fo:text-align="center" fo:text-indent="0in"/>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28" style:family="paragraph">
      <style:paragraph-properties fo:text-align="end"/>
    </style:style>
    <style:style style:name="P29"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font-name="Times" fo:font-size="10pt" style:font-name-asian="DejaVuSans" style:font-size-asian="10pt" style:font-name-complex="Tahoma" style:font-size-complex="10pt"/>
    </style:style>
    <style:style style:name="T10"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1"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5"><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0">“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1377464754" text:style-name="L1">
        <text:list-item>
          <text:p text:style-name="P17">the dilution formula,</text:p>
        </text:list-item>
        <text:list-item>
          <text:p text:style-name="P17">the alligation method, </text:p>
        </text:list-item>
        <text:list-item>
          <text:p text:style-name="P17">a series of ratio-proportions, and</text:p>
        </text:list-item>
        <text:list-item>
          <text:p text:style-name="P17">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2045083795" text:style-name="L2">
        <text:list-item>
          <text:p text:style-name="P19">You have 50 mL of a 15% solution. You dilute the solution to 150 mL. What is the final percentage strength of this solution?</text:p>
        </text:list-item>
      </text:list>
      <text:p text:style-name="P9"/>
      <text:p text:style-name="P9"/>
      <text:p text:style-name="P9"/>
      <text:list xml:id="list739006501" text:continue-numbering="true" text:style-name="L2">
        <text:list-item>
          <text:p text:style-name="P19">Available in stock is a 70% dextrose solution and a 40% dextrose solution. How many mL of each stock solution would be needed to prepare a liter of 45% dextrose?</text:p>
        </text:list-item>
      </text:list>
      <text:p text:style-name="P9"/>
      <text:p text:style-name="P9"/>
      <text:p text:style-name="P9"/>
      <text:list xml:id="list1968249730" text:continue-numbering="true" text:style-name="L2">
        <text:list-item>
          <text:p text:style-name="P19">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853781407" text:continue-numbering="true" text:style-name="L2">
        <text:list-item>
          <text:p text:style-name="P19">Determine how many mL of a 14.6% sodium chloride solution and how many mL of SWFI need to be mixed together to make 500 mL of ¼NS (0.225% sodium chloride). </text:p>
        </text:list-item>
      </text:list>
      <text:p text:style-name="P9"/>
      <text:p text:style-name="P9"/>
      <text:p text:style-name="P9"/>
      <text:p text:style-name="P3"/>
      <text:p text:style-name="P3"/>
      <text:p text:style-name="P3"><draw:frame text:anchor-type="paragraph" draw:z-index="1" draw:style-name="gr1" draw:text-style-name="P24" svg:width="6.915in" svg:height="0.6705in" draw:transform="rotate (3.1415926535892) translate (6.91666666666667in 0.559722222222222in)"><draw:text-box><text:p><text:span text:style-name="T9">1) This problem could be solved with either the dilution formula or with a series of ratio proportions.</text:span></text:p><text:p><text:span text:style-name="T9">2) This problem could be solved with the alligation method.</text:span></text:p><text:p><text:span text:style-name="T9">3) This problem could be solved with a series of ratio-proportions.</text:span></text:p><text:p><text:span text:style-name="T9">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776864045" text:continue-list="list853781407" text:style-name="L2">
        <text:list-item text:start-value="1">
          <text:p text:style-name="P19">You have 50 mL of a 15% solution. You dilute the solution to 150 mL. What is the final percentage strength of this solution?</text:p>
        </text:list-item>
      </text:list>
      <text:p text:style-name="P9"/>
      <text:p text:style-name="P11">First, let's demonstrate this using <text:s/>a series of ratio-proportions:</text:p>
      <text:p text:style-name="P12"><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2"><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8"/>
      <text:p text:style-name="P11">Now let's solve this with the dilution formula:</text:p>
      <text:p text:style-name="P12">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2"/>
      <text:p text:style-name="P13">C<text:span text:style-name="T8">1</text:span> = stock concentration is 15%</text:p>
      <text:p text:style-name="P13">Q<text:span text:style-name="T8">1</text:span> = stock quantity is 50 mL</text:p>
      <text:p text:style-name="P13">C<text:span text:style-name="T8">2</text:span> = final concentration is ???</text:p>
      <text:p text:style-name="P13">Q<text:span text:style-name="T8">2</text:span> = final quantity is 150 mL</text:p>
      <text:p text:style-name="P13"/>
      <text:p text:style-name="P13"><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3"/>
      <text:p text:style-name="P13"><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3"/>
      <text:p text:style-name="P13"><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9"/>
      <text:list xml:id="list1862474377" text:continue-numbering="true" text:style-name="L2">
        <text:list-item>
          <text:p text:style-name="P19">Available in stock is a 70% dextrose solution and a 40% dextrose solution. How many mL of each stock solution would be needed to prepare a liter of 45% dextrose?</text:p>
        </text:list-item>
      </text:list>
      <text:p text:style-name="P9"/>
      <text:p text:style-name="P11">We will solve this problem using the alligation method.</text:p>
      <text:p text:style-name="P11"/>
      <text:p text:style-name="P13">high concentration = 70%</text:p>
      <text:p text:style-name="P13">desired concentration = 45%</text:p>
      <text:p text:style-name="P13">low concentration = 40% </text:p>
      <text:p text:style-name="P13">final quantity = 1000 mL</text:p>
      <text:p text:style-name="P11"/>
      <text:p text:style-name="P14"><draw:g text:anchor-type="paragraph" draw:z-index="3" draw:style-name="gr2"><draw:line draw:style-name="gr3" draw:text-style-name="P25" svg:x1="1.4827in" svg:y1="0.0138in" svg:x2="1.4827in" svg:y2="1.4039in"><text:p/></draw:line><draw:line draw:style-name="gr3" draw:text-style-name="P25" svg:x1="2.0311in" svg:y1="0.0138in" svg:x2="2.0311in" svg:y2="1.4039in"><text:p/></draw:line><draw:line draw:style-name="gr3" draw:text-style-name="P25" svg:x1="0.9854in" svg:y1="0.411in" svg:x2="2.476in" svg:y2="0.411in"><text:p/></draw:line><draw:line draw:style-name="gr3" draw:text-style-name="P25" svg:x1="0.9854in" svg:y1="0.9583in" svg:x2="2.476in" svg:y2="0.9583in"><text:p/></draw:line><draw:line draw:style-name="gr3" draw:text-style-name="P25" svg:x1="2.0795in" svg:y1="1.4035in" svg:x2="2.4772in" svg:y2="1.4035in"><text:p/></draw:line><draw:frame draw:style-name="gr4" draw:text-style-name="P27" svg:width="0.7953in" svg:height="0.298in" svg:x="0.7874in" svg:y="0.0673in"><draw:text-box><text:p text:style-name="P26"><text:span text:style-name="T10">70%</text:span></text:p></draw:text-box></draw:frame><draw:frame draw:style-name="gr4" draw:text-style-name="P27" svg:width="0.7953in" svg:height="0.298in" svg:x="0.7874in" svg:y="1.0528in"><draw:text-box><text:p text:style-name="P26"><text:span text:style-name="T10">40%</text:span></text:p></draw:text-box></draw:frame><draw:frame draw:style-name="gr5" draw:text-style-name="P27" svg:width="0.7953in" svg:height="0.2988in" svg:x="1.3665in" svg:y="0.5358in"><draw:text-box><text:p text:style-name="P26"><text:span text:style-name="T10">45%</text:span></text:p></draw:text-box></draw:frame><draw:line draw:style-name="gr6" draw:text-style-name="P25" svg:x1="1.3839in" svg:y1="1.0598in" svg:x2="2.1787in" svg:y2="0.2654in"><text:p/></draw:line><draw:line draw:style-name="gr6" draw:text-style-name="P25" svg:x1="1.3839in" svg:y1="0.2654in" svg:x2="2.1787in" svg:y2="1.0598in"><text:p/></draw:line><draw:frame draw:style-name="gr4" draw:text-style-name="P27" svg:width="0.7953in" svg:height="0.298in" svg:x="1.9921in" svg:y="0.0673in"><draw:text-box><text:p text:style-name="P26"><text:span text:style-name="T10">5</text:span></text:p></draw:text-box></draw:frame><draw:frame draw:style-name="gr4" draw:text-style-name="P27" svg:width="0.7953in" svg:height="0.298in" svg:x="1.9921in" svg:y="1.0366in"><draw:text-box><text:p text:style-name="P26"><text:span text:style-name="T10">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4"/>
      <text:p text:style-name="P14"/>
      <text:p text:style-name="P14"/>
      <text:p text:style-name="P14"><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9"><draw:frame text:anchor-type="paragraph" draw:z-index="4" draw:style-name="gr7" draw:text-style-name="P29" svg:width="0.3094in" svg:height="0.1961in" svg:x="2.1717in" svg:y="0.1354in"><draw:text-box><text:p text:style-name="P28"><text:span text:style-name="T11">30</text:span></text:p></draw:text-box></draw:frame></text:p>
      <text:p text:style-name="P9"/>
      <text:list xml:id="list660745805" text:continue-numbering="true" text:style-name="L2">
        <text:list-item>
          <text:p text:style-name="P19">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11">We will solve this problem using a series of ratio-proportions.</text:p>
      <text:p text:style-name="P12"><draw:frame draw:style-name="fr3"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3"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3"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2"><text:soft-page-break/><draw:frame draw:style-name="fr3" draw:name="Object13" text:anchor-type="as-char" svg:width="1.7827in" svg:height="0.1839in" draw:z-index="14"><draw:object xlink:href="./Object 13" xlink:type="simple" xlink:show="embed" xlink:actuate="onLoad"/><draw:image xlink:href="./ObjectReplacements/Object 13" xlink:type="simple" xlink:show="embed" xlink:actuate="onLoad"/></draw:frame></text:p>
      <text:p text:style-name="P12"/>
      <text:p text:style-name="P12"><draw:frame draw:style-name="fr3" draw:name="Object14" text:anchor-type="as-char" svg:width="2.4665in" svg:height="0.1839in" draw:z-index="15"><draw:object xlink:href="./Object 14" xlink:type="simple" xlink:show="embed" xlink:actuate="onLoad"/><draw:image xlink:href="./ObjectReplacements/Object 14" xlink:type="simple" xlink:show="embed" xlink:actuate="onLoad"/></draw:frame></text:p>
      <text:p text:style-name="P12"/>
      <text:p text:style-name="P12"><draw:frame draw:style-name="fr3" draw:name="Object15" text:anchor-type="as-char" svg:width="1.3138in" svg:height="0.5862in" draw:z-index="16"><draw:object xlink:href="./Object 15" xlink:type="simple" xlink:show="embed" xlink:actuate="onLoad"/><draw:image xlink:href="./ObjectReplacements/Object 15" xlink:type="simple" xlink:show="embed" xlink:actuate="onLoad"/></draw:frame></text:p>
      <text:p text:style-name="P9"/>
      <text:p text:style-name="P20">Practice Problem</text:p>
      <text:p text:style-name="P9">The following problem we've already determined can be solved using all three methods. Attempt to solve it using the <text:s/><text:span text:style-name="T5">alligation method, the dilution formula, and as a series of ratio-proportions.</text:span></text:p>
      <text:p text:style-name="P9"><text:span text:style-name="T5"/></text:p>
      <text:p text:style-name="P9"><text:span text:style-name="T5">Determine how many mL of a 14.6% sodium chloride solution and how many mL of SWFI need to be mixed together to make 500 mL of ¼NS (0.225% sodium chloride). </text:span></text:p>
      <text:p text:style-name="P3"/>
      <text:p text:style-name="P3"/>
      <text:p text:style-name="P3"><draw:frame text:anchor-type="paragraph" draw:z-index="17" draw:style-name="gr1" draw:text-style-name="P24" svg:width="6.915in" svg:height="0.2268in" draw:transform="rotate (3.1415926535892) translate (6.91666666666667in 6.07222222222222in)"><draw:text-box><text:p><text:span text:style-name="T9">7.7 mL of 14.6% sodium chloride solution, 492.3 mL of SWFI</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2T08:29:04</dc:date>
    <dc:creator>Sean Parsons</dc:creator>
    <meta:editing-duration>PT2H44M30S</meta:editing-duration>
    <meta:editing-cycles>6</meta:editing-cycles>
    <meta:generator>LibreOffice/3.3$Linux LibreOffice_project/330m19$Build-301</meta:generator>
    <meta:printed-by>Sean Parsons</meta:printed-by>
    <meta:print-date>2012-02-22T08:28:51</meta:print-date>
    <meta:document-statistic meta:table-count="0" meta:image-count="1" meta:object-count="13" meta:page-count="6" meta:paragraph-count="54" meta:word-count="912" meta:character-count="5418"/>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